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subtitle">
      <style:graphic-properties draw:fill-color="#ffffff" fo:min-height="12.0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style:text-line-through-style="none" style:text-line-through-type="none" fo:font-size="28pt" style:font-size-asian="28pt" style:font-size-complex="28pt"/>
    </style:style>
    <style:style style:name="T4" style:family="text">
      <style:text-properties fo:font-size="2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8cm" svg:x="1.4cm" svg:y="8.8cm" presentation:class="title" presentation:user-transformed="true">
          <draw:text-box>
            <text:p text:style-name="P1"><text:span text:style-name="T1">Learn a Language, Make a </text:span><text:span text:style-name="T2">Language</text:span><text:span text:style-name="T3"> Calulator</text:span>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><text:span text:style-name="T4">Rust Ed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hy learn new languages?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Programming is like woodworking</text:p>
                <text:list>
                  <text:list-item>
                    <text:p>Different languages solve different problems</text:p>
                  </text:list-item>
                </text:list>
              </text:list-item>
              <text:list-item>
                <text:p>Think in new ways</text:p>
                <text:list>
                  <text:list-header>
                    <text:p>“The limits of my language are the limits of my universe.”</text:p>
                    <text:list>
                      <text:list-header>
                        <text:p>- Johann Wolfgang von Goethe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What is Rust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systems programming language</text:p>
              </text:list-item>
              <text:list-item>
                <text:p>Inspired by functional programming</text:p>
                <text:list>
                  <text:list-item>
                    <text:p>Haskell, OCaml</text:p>
                  </text:list-item>
                </text:list>
              </text:list-item>
              <text:list-item>
                <text:p>Automated memory management without a garbage collector</text:p>
              </text:list-item>
              <text:list-item>
                <text:p>A type system with intentions of being more than a cheap copy of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3T3">
        <office:forms form:automatic-focus="false" form:apply-design-mode="false"/>
        <draw:frame presentation:style-name="pr7" draw:layer="layout" svg:width="11.4cm" svg:height="2.143cm" svg:x="2.2cm" svg:y="2.6cm" presentation:class="title" presentation:user-transformed="true">
          <draw:text-box>
            <text:p>Pros</text:p>
          </draw:text-box>
        </draw:frame>
        <draw:frame presentation:style-name="pr8" draw:layer="layout" svg:width="11.467cm" svg:height="12.093cm" svg:x="2.2cm" svg:y="5cm" presentation:class="outline" presentation:user-transformed="true">
          <draw:text-box>
            <text:list text:style-name="L2">
              <text:list-item>
                <text:p>The type System</text:p>
                <text:list>
                  <text:list-item>
                    <text:p>More advanced than C’s and Java’s</text:p>
                  </text:list-item>
                </text:list>
              </text:list-item>
              <text:list-item>
                <text:p>No garbage collector</text:p>
              </text:list-item>
              <text:list-item>
                <text:p>Many zero cost abstractions</text:p>
                <text:list>
                  <text:list-item>
                    <text:p>Memory guarantees without a garbage collector</text:p>
                  </text:list-item>
                </text:list>
              </text:list-item>
            </text:list>
          </draw:text-box>
        </draw:frame>
        <draw:frame presentation:style-name="pr8" draw:layer="layout" svg:width="11.467cm" svg:height="12.093cm" svg:x="14.241cm" svg:y="5cm" presentation:class="outline">
          <draw:text-box>
            <text:list text:style-name="L2">
              <text:list-item>
                <text:p>Thinking about object ownership</text:p>
              </text:list-item>
              <text:list-item>
                <text:p>Self references are hard</text:p>
              </text:list-item>
              <text:list-item>
                <text:p>Not strictly imperative</text:p>
              </text:list-item>
              <text:list-item>
                <text:p>Relatively new</text:p>
                <text:list>
                  <text:list-item>
                    <text:p>Package ecosystem isn’t as developed as <text:s/>e.g. Java’s</text:p>
                  </text:list-item>
                </text:list>
              </text:list-item>
            </text:list>
          </draw:text-box>
        </draw:frame>
        <draw:frame presentation:style-name="pr7" draw:layer="layout" svg:width="11.4cm" svg:height="2.143cm" svg:x="14.2cm" svg:y="2.601cm" presentation:class="title" presentation:user-transformed="true">
          <draw:text-box>
            <text:p>Co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Use Cas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CLI tools with complex logic</text:p>
              </text:list-item>
              <text:list-item>
                <text:p>Shared libraries for mobile apps</text:p>
                <text:list>
                  <text:list-item>
                    <text:p>When the shared logic is complex/needs strong guarantees, e.g. cryptography</text:p>
                  </text:list-item>
                </text:list>
              </text:list-item>
              <text:list-item>
                <text:p>Web Assembly is a native target for the compiler</text:p>
              </text:list-item>
              <text:list-item>
                <text:p>Web app backends that have strict SLAs</text:p>
                <text:list>
                  <text:list-item>
                    <text:p>Garbage collectors can and will occasionally kill your response time</text:p>
                  </text:list-item>
                </text:list>
              </text:list-item>
              <text:list-item>
                <text:p>When you need the speed of C/C++, but you aren’t a C/C++ go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The Type Syste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ebraic</text:p>
                <text:list>
                  <text:list-item>
                    <text:p>Sum types and type aliases</text:p>
                  </text:list-item>
                </text:list>
              </text:list-item>
              <text:list-item>
                <text:p>Enum instances that store values</text:p>
              </text:list-item>
              <text:list-item>
                <text:p>Structs that store data</text:p>
              </text:list-item>
              <text:list-item>
                <text:p>Traits that define common behavior</text:p>
                <text:list>
                  <text:list-item>
                    <text:p>Bonus, you can implement your traits on someone else’s typ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Zero Cost Abstraction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Monomorphism by default</text:p>
                <text:list>
                  <text:list-item>
                    <text:p>Opt into dynamic dispatch</text:p>
                  </text:list-item>
                </text:list>
              </text:list-item>
              <text:list-item>
                <text:p>Memory management is tracked by variable and reference lifetimes</text:p>
                <text:list>
                  <text:list-item>
                    <text:p>No need to manually free memory (unless absolutely needed), focus instead on where variables come from</text:p>
                  </text:list-item>
                </text:list>
              </text:list-item>
              <text:list-item>
                <text:p>Many features are compile time guaranteed</text:p>
                <text:list>
                  <text:list-item>
                    <text:p>Safety, without sacrificing speed</text:p>
                  </text:list-item>
                </text:list>
              </text:list-item>
              <text:list-item>
                <text:p>“Zero cost” in performance, not necessarily your thought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y Rust isn’t for your cli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here aren’t many senior Rust developers</text:p>
                <text:list>
                  <text:list-item>
                    <text:p>We won’t be around forever, and their devs need to be able to work</text:p>
                  </text:list-item>
                </text:list>
              </text:list-item>
              <text:list-item>
                <text:p>Performance isn’t generally <text:span text:style-name="T5">that</text:span> important</text:p>
                <text:list>
                  <text:list-item>
                    <text:p>If one request takes 250ms longer, it’s no big deal</text:p>
                  </text:list-item>
                </text:list>
              </text:list-item>
              <text:list-item>
                <text:p>The business logic and/or the types aren’t very complex</text:p>
                <text:list>
                  <text:list-item>
                    <text:p>Implementing a mobile UI twice isn’t going to risk any liv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y Rust might be for your cli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Complex mobile apps</text:p>
                <text:list>
                  <text:list-item>
                    <text:p>The business logic is more complex than it is to have a multi-lingual project</text:p>
                  </text:list-item>
                </text:list>
              </text:list-item>
              <text:list-item>
                <text:p>CPU heavy browser based web apps</text:p>
                <text:list>
                  <text:list-item>
                    <text:p>There’s a need to crunch numbers faster than raw JS</text:p>
                    <text:list>
                      <text:list-item>
                        <text:p>Games, Mixed Reality</text:p>
                      </text:list-item>
                    </text:list>
                  </text:list-item>
                  <text:list-item>
                    <text:p>The client is absolutely nuts about stopping reverse engineering the front end</text:p>
                    <text:list>
                      <text:list-item>
                        <text:p>Rust can’t necessarily stop this, but Web Assembly is as close to releasing a binary as is possible</text:p>
                      </text:list-item>
                    </text:list>
                  </text:list-item>
                </text:list>
              </text:list-item>
              <text:list-item>
                <text:p>SLAs are so tight only “manual” memory management can keep up</text:p>
              </text:list-item>
              <text:list-item>
                <text:p>Embedded development that isn’t too strict on resources</text:p>
                <text:list>
                  <text:list-item>
                    <text:p>Not really Slalom’s game… y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1T0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et’s See Some Rust...</text:p>
          </draw:text-box>
        </draw:frame>
        <draw:frame presentation:style-name="pr10" draw:text-style-name="P3" draw:layer="layout" svg:width="23.5cm" svg:height="12.093cm" svg:x="2.2cm" svg:y="5cm" presentation:class="subtitle">
          <draw:text-box>
            <text:p>...by writing a Reverse Polish Notation Calulator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What is a RPN Calculator?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postfix calculator</text:p>
                <text:list>
                  <text:list-item>
                    <text:p>Instead of “1 + 2”, you’d write “1 2 +”</text:p>
                  </text:list-item>
                </text:list>
              </text:list-item>
              <text:list-item>
                <text:p>There’s a…</text:p>
                <text:list>
                  <text:list-item>
                    <text:p>data stack of integers</text:p>
                  </text:list-item>
                  <text:list-item>
                    <text:p>dictionary of words (functions that act on the stack)</text:p>
                  </text:list-item>
                  <text:list-item>
                    <text:p>and not much else really</text:p>
                  </text:list-item>
                </text:list>
              </text:list-item>
              <text:list-item>
                <text:p>There is enough complexity to see many features of Rust, and for me to explain some pain poi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office:forms form:automatic-focus="false" form:apply-design-mode="false"/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3:38:18.054679102</meta:creation-date>
    <meta:editing-duration>P3DT34M7S</meta:editing-duration>
    <meta:editing-cycles>10</meta:editing-cycles>
    <meta:generator>LibreOffice/6.1.6.3$Linux_X86_64 LibreOffice_project/10$Build-3</meta:generator>
    <dc:date>2019-12-06T00:45:40.175988922</dc:date>
    <meta:document-statistic meta:object-count="78"/>
  </office:meta>
</office:document-meta>
</file>